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Options.compareTo( FileSystemOptions oth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leSystemOption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ystemOptions.hasOption( Class fileSystemClas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Options.getOption( Class fileSystemClas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OptionKe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SystemOptionKey.compareTo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SystemOptionKey.FileSystemOptionKey( Class fileSystemClas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Options.setOption( Class fileSystemClass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Options.FileSystem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